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" svg:stroke-width="0.02cm" svg:stroke-color="#ff0000" draw:marker-start-width="0.155cm" draw:marker-start-center="false" draw:marker-end-width="0.155cm" draw:marker-end-center="false" svg:stroke-opacity="100%" draw:stroke-linejoin="round" draw:fill="hatch" draw:secondary-fill-color="#99ccff" draw:gradient-step-count="0" draw:fill-hatch-name="Hatch_20_59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" svg:stroke-width="0.02cm" svg:stroke-color="#ff0000" draw:marker-start-width="0.155cm" draw:marker-start-center="false" draw:marker-end-width="0.15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" svg:stroke-width="0.02cm" svg:stroke-color="#0000ff" draw:marker-start-width="0.155cm" draw:marker-start-center="false" draw:marker-end-width="0.155cm" draw:marker-end-center="false" svg:stroke-opacity="100%" draw:stroke-linejoin="round" draw:fill="hatch" draw:secondary-fill-color="#99ccff" draw:gradient-step-count="0" draw:fill-hatch-name="Blue_20_Crossed_20_45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1" svg:stroke-width="0.02cm" svg:stroke-color="#0000ff" draw:marker-start-width="0.155cm" draw:marker-start-center="false" draw:marker-end-width="0.15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1" svg:stroke-width="0.02cm" svg:stroke-color="#00ff00" draw:marker-start-width="0.155cm" draw:marker-start-center="false" draw:marker-end-width="0.155cm" draw:marker-end-center="false" svg:stroke-opacity="100%" draw:stroke-linejoin="round" draw:fill="hatch" draw:secondary-fill-color="#99ccff" draw:gradient-step-count="0" draw:fill-hatch-name="Hatch_20_58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1" svg:stroke-width="0.02cm" svg:stroke-color="#00ff00" draw:marker-start-width="0.155cm" draw:marker-start-center="false" draw:marker-end-width="0.15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1" svg:stroke-width="0.02cm" svg:stroke-color="#00ff00" draw:marker-start-width="0.155cm" draw:marker-start-center="false" draw:marker-end-width="0.155cm" draw:marker-end-center="false" svg:stroke-opacity="100%" draw:stroke-linejoin="round" draw:secondary-fill-color="#99ccff" draw:fill-gradient-name="Gradient_20_7" draw:gradient-step-count="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1" svg:stroke-width="0.02cm" svg:stroke-color="#00ff00" draw:marker-start-width="0.155cm" draw:marker-start-center="false" draw:marker-end-width="0.155cm" draw:marker-end-center="false" svg:stroke-opacity="100%" draw:stroke-linejoin="round" draw:secondary-fill-color="#99ccff" draw:fill-gradient-name="Gradient_20_7" draw:gradient-step-count="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1" svg:stroke-width="0.02cm" svg:stroke-color="#ff00ff" draw:marker-start-width="0.155cm" draw:marker-start-center="false" draw:marker-end-width="0.155cm" draw:marker-end-center="false" svg:stroke-opacity="100%" draw:stroke-linejoin="round" draw:fill="hatch" draw:secondary-fill-color="#99ccff" draw:gradient-step-count="0" draw:fill-hatch-name="Hatch_20_6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1" svg:stroke-width="0.02cm" svg:stroke-color="#ff00ff" draw:marker-start-width="0.155cm" draw:marker-start-center="false" draw:marker-end-width="0.15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1" svg:stroke-width="0.02cm" svg:stroke-color="#ff00ff" draw:marker-start-width="0.155cm" draw:marker-start-center="false" draw:marker-end-width="0.155cm" draw:marker-end-center="false" svg:stroke-opacity="100%" draw:stroke-linejoin="round" draw:secondary-fill-color="#99ccff" draw:fill-gradient-name="Gradient_20_7" draw:gradient-step-count="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1" svg:stroke-width="0.02cm" svg:stroke-color="#ff00ff" draw:marker-start-width="0.155cm" draw:marker-start-center="false" draw:marker-end-width="0.155cm" draw:marker-end-center="false" svg:stroke-opacity="100%" draw:stroke-linejoin="round" draw:secondary-fill-color="#99ccff" draw:fill-gradient-name="Gradient_20_7" draw:gradient-step-count="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78cm" fo:padding-top="0.03cm" fo:padding-bottom="0.03cm" fo:padding-left="0.05cm" fo:padding-right="0.0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59cm" fo:min-width="1.809cm" fo:padding-top="0.03cm" fo:padding-bottom="0.03cm" fo:padding-left="0.05cm" fo:padding-right="0.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86cm" fo:padding-top="0.03cm" fo:padding-bottom="0.03cm" fo:padding-left="0.05cm" fo:padding-right="0.05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57cm" fo:min-width="1.284cm" fo:padding-top="0.03cm" fo:padding-bottom="0.03cm" fo:padding-left="0.05cm" fo:padding-right="0.05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3cm" fo:min-width="1.619cm" fo:padding-top="0.03cm" fo:padding-bottom="0.03cm" fo:padding-left="0.05cm" fo:padding-right="0.05cm"/>
    </style:style>
    <style:style style:name="gr18" style:family="graphic" style:parent-style-name="standard">
      <style:graphic-properties draw:marker-start="Arrow" draw:marker-start-width="0.1cm" draw:marker-end="Arrow" draw:marker-end-width="0.1cm" draw:textarea-horizontal-align="center" draw:textarea-vertical-align="middle"/>
    </style:style>
    <style:style style:name="gr19" style:family="graphic" style:parent-style-name="standard">
      <style:graphic-properties svg:stroke-width="0.01cm" draw:marker-start-width="0.215cm" draw:marker-end-width="0.215cm" draw:textarea-horizontal-align="center" draw:textarea-vertical-align="middle" fo:padding-top="0.13cm" fo:padding-bottom="0.13cm" fo:padding-left="0.255cm" fo:padding-right="0.255cm"/>
    </style:style>
    <style:style style:name="gr20" style:family="graphic" style:parent-style-name="measure" style:list-style-name="L1">
      <style:graphic-properties draw:marker-start-width="0.1cm" draw:marker-end-width="0.1cm" draw:textarea-horizontal-align="center" draw:textarea-vertical-align="middle" draw:line-distance="0.903cm"/>
    </style:style>
    <style:style style:name="gr21" style:family="graphic" style:parent-style-name="measure" style:list-style-name="L1">
      <style:graphic-properties draw:marker-start-width="0.1cm" draw:marker-end-width="0.1cm" draw:textarea-horizontal-align="center" draw:textarea-vertical-align="middle" draw:line-distance="1.363cm"/>
    </style:style>
    <style:style style:name="gr22" style:family="graphic" style:parent-style-name="standard">
      <style:graphic-properties draw:marker-end="Arrow" draw:marker-end-width="0.1cm" draw:textarea-horizontal-align="center" draw:textarea-vertical-align="middle"/>
    </style:style>
    <style:style style:name="P1" style:family="paragraph">
      <loext:graphic-properties draw:fill="hatch" draw:secondary-fill-color="#99ccff" draw:gradient-step-count="0" draw:fill-hatch-name="Hatch_20_59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hatch" draw:secondary-fill-color="#99ccff" draw:gradient-step-count="0" draw:fill-hatch-name="Blue_20_Crossed_20_45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hatch" draw:secondary-fill-color="#99ccff" draw:gradient-step-count="0" draw:fill-hatch-name="Hatch_20_58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secondary-fill-color="#99ccff" draw:fill-gradient-name="Gradient_20_7" draw:gradient-step-count="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hatch" draw:secondary-fill-color="#99ccff" draw:gradient-step-count="0" draw:fill-hatch-name="Hatch_20_61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text-properties fo:font-size="9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9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>
              <draw:custom-shape draw:style-name="gr1" draw:text-style-name="P1" draw:layer="layout" svg:width="2.289cm" svg:height="1.71cm" svg:x="0.1cm" svg:y="1.25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2.114cm" svg:height="1.54cm" svg:x="0.188cm" svg:y="1.33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3" draw:layer="layout" svg:width="2.289cm" svg:height="1.71cm" svg:x="2.41cm" svg:y="1.25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2.114cm" svg:height="1.54cm" svg:x="2.497cm" svg:y="1.33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4" draw:layer="layout" svg:width="2.289cm" svg:height="1.71cm" svg:x="0.101cm" svg:y="2.9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2.114cm" svg:height="1.539cm" svg:x="0.189cm" svg:y="3.066cm">
                <text:p/>
                <draw:enhanced-geometry svg:viewBox="0 0 21600 21600" draw:type="rectangle" draw:enhanced-path="M 0 0 L 21600 0 21600 21600 0 21600 0 0 Z N"/>
              </draw:custom-shape>
              <draw:g>
                <draw:line draw:style-name="gr7" draw:text-style-name="P5" draw:layer="layout" svg:x1="1.246cm" svg:y1="3.664cm" svg:x2="1.246cm" svg:y2="4.006cm">
                  <text:p/>
                </draw:line>
                <draw:line draw:style-name="gr8" draw:text-style-name="P5" draw:layer="layout" svg:x1="1.07cm" svg:y1="3.835cm" svg:x2="1.422cm" svg:y2="3.835cm">
                  <text:p/>
                </draw:line>
              </draw:g>
            </draw:g>
            <draw:g>
              <draw:custom-shape draw:style-name="gr9" draw:text-style-name="P6" draw:layer="layout" svg:width="2.289cm" svg:height="1.71cm" svg:x="2.411cm" svg:y="2.97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2.114cm" svg:height="1.539cm" svg:x="2.498cm" svg:y="3.065cm">
                <text:p/>
                <draw:enhanced-geometry svg:viewBox="0 0 21600 21600" draw:type="rectangle" draw:enhanced-path="M 0 0 L 21600 0 21600 21600 0 21600 0 0 Z N"/>
              </draw:custom-shape>
              <draw:g>
                <draw:line draw:style-name="gr11" draw:text-style-name="P5" draw:layer="layout" svg:x1="3.555cm" svg:y1="3.663cm" svg:x2="3.555cm" svg:y2="4.005cm">
                  <text:p/>
                </draw:line>
                <draw:line draw:style-name="gr12" draw:text-style-name="P5" draw:layer="layout" svg:x1="3.379cm" svg:y1="3.834cm" svg:x2="3.731cm" svg:y2="3.834cm">
                  <text:p/>
                </draw:line>
              </draw:g>
            </draw:g>
            <draw:frame draw:style-name="gr13" draw:text-style-name="P7" draw:layer="layout" svg:width="1.486cm" svg:height="0.417cm" svg:x="1.647cm" svg:y="0.039cm">
              <draw:text-box>
                <text:p><text:span text:style-name="T1">wall width</text:span></text:p>
              </draw:text-box>
            </draw:frame>
            <draw:frame draw:style-name="gr14" draw:text-style-name="P9" draw:layer="layout" svg:width="2.075cm" svg:height="0.419cm" draw:transform="rotate (1.5707963267949) translate (5.493cm 4.005cm)">
              <draw:text-box>
                <text:p text:style-name="P8"><text:span text:style-name="T1">wall height</text:span></text:p>
              </draw:text-box>
            </draw:frame>
            <draw:frame draw:style-name="gr15" draw:text-style-name="P7" draw:layer="layout" svg:width="1.186cm" svg:height="0.417cm" svg:x="1.859cm" svg:y="0.585cm">
              <draw:text-box>
                <text:p><text:span text:style-name="T1">frame lr</text:span></text:p>
              </draw:text-box>
            </draw:frame>
            <draw:frame draw:style-name="gr16" draw:text-style-name="P9" draw:layer="layout" svg:width="1.707cm" svg:height="0.417cm" draw:transform="rotate (1.5707963267949) translate (5cm 3.772cm)">
              <draw:text-box>
                <text:p text:style-name="P8"><text:span text:style-name="T1">frame bt</text:span></text:p>
              </draw:text-box>
            </draw:frame>
            <draw:frame draw:style-name="gr17" draw:text-style-name="P10" draw:layer="layout" svg:width="1.723cm" svg:height="0.773cm" svg:x="0.383cm" svg:y="1.837cm">
              <draw:text-box>
                <text:p text:style-name="P8"><text:span text:style-name="T2">screen size</text:span></text:p>
                <text:p text:style-name="P8"><text:span text:style-name="T2">width</text:span></text:p>
              </draw:text-box>
            </draw:frame>
            <draw:frame draw:style-name="gr17" draw:text-style-name="P9" draw:layer="layout" svg:width="1.723cm" svg:height="0.773cm" svg:x="2.746cm" svg:y="1.723cm">
              <draw:text-box>
                <text:p text:style-name="P8"><text:span text:style-name="T1">screen size</text:span></text:p>
                <text:p text:style-name="P8"><text:span text:style-name="T1">height</text:span></text:p>
              </draw:text-box>
            </draw:frame>
            <draw:line draw:style-name="gr18" draw:text-style-name="P11" draw:layer="layout" svg:x1="0.196cm" svg:y1="1.862cm" svg:x2="2.3cm" svg:y2="1.862cm">
              <text:p/>
            </draw:line>
            <draw:line draw:style-name="gr18" draw:text-style-name="P11" draw:layer="layout" svg:x1="2.701cm" svg:y1="1.335cm" svg:x2="2.701cm" svg:y2="2.865cm">
              <text:p/>
            </draw:line>
            <draw:line draw:style-name="gr19" draw:text-style-name="P11" draw:layer="layout" svg:x1="2.397cm" svg:y1="1.395cm" svg:x2="2.397cm" svg:y2="0.993cm">
              <text:p/>
            </draw:line>
            <draw:line draw:style-name="gr19" draw:text-style-name="P11" draw:layer="layout" svg:x1="2.505cm" svg:y1="1.396cm" svg:x2="2.505cm" svg:y2="0.987cm">
              <text:p/>
            </draw:line>
            <draw:line draw:style-name="gr19" draw:text-style-name="P11" draw:layer="layout" svg:x1="4.596cm" svg:y1="2.871cm" svg:x2="5.006cm" svg:y2="2.871cm">
              <text:p/>
            </draw:line>
            <draw:line draw:style-name="gr19" draw:text-style-name="P11" draw:layer="layout" svg:x1="4.596cm" svg:y1="2.971cm" svg:x2="5.006cm" svg:y2="2.971cm">
              <text:p/>
            </draw:line>
            <draw:measure draw:style-name="gr20" draw:text-style-name="P12" draw:layer="measurelines" svg:x1="0.1cm" svg:y1="1.35cm" svg:x2="4.699cm" svg:y2="1.35cm">
              <text:p text:style-name="P12"><text:span text:style-name="T3"><text:s/></text:span></text:p>
              <text:p text:style-name="P12"><text:span text:style-name="T3"/></text:p>
            </draw:measure>
            <draw:measure draw:style-name="gr21" draw:text-style-name="P13" draw:layer="measurelines" svg:x1="4.559cm" svg:y1="1.239cm" svg:x2="4.559cm" svg:y2="4.696cm">
              <text:p text:style-name="P13"><text:span text:style-name="T4"><text:s/></text:span></text:p>
            </draw:measure>
            <draw:line draw:style-name="gr22" draw:text-style-name="P8" draw:layer="layout" svg:x1="2.968cm" svg:y1="1.081cm" svg:x2="2.505cm" svg:y2="1.081cm">
              <text:p/>
            </draw:line>
            <draw:line draw:style-name="gr22" draw:text-style-name="P8" draw:layer="layout" svg:x1="1.928cm" svg:y1="1.08cm" svg:x2="2.391cm" svg:y2="1.08cm">
              <text:p/>
            </draw:line>
            <draw:line draw:style-name="gr22" draw:text-style-name="P8" draw:layer="layout" svg:x1="4.89cm" svg:y1="3.434cm" svg:x2="4.89cm" svg:y2="2.971cm">
              <text:p/>
            </draw:line>
            <draw:line draw:style-name="gr22" draw:text-style-name="P8" draw:layer="layout" svg:x1="4.897cm" svg:y1="2.401cm" svg:x2="4.897cm" svg:y2="2.864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_20_58" draw:display-name="Hatch 58" draw:style="double" draw:color="#00ff00" draw:distance="0.08cm" draw:rotation="450"/>
    <draw:hatch draw:name="Hatch_20_59" draw:display-name="Hatch 59" draw:style="double" draw:color="#ff0000" draw:distance="0.08cm" draw:rotation="450"/>
    <draw:hatch draw:name="Hatch_20_61" draw:display-name="Hatch 61" draw:style="double" draw:color="#ff00ff" draw:distance="0.08cm" draw:rotation="45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2cm" fo:page-height="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21T11:54:07</meta:creation-date>
    <meta:editing-duration>PT1M11S</meta:editing-duration>
    <meta:editing-cycles>2</meta:editing-cycles>
    <meta:generator>LibreOffice/5.0.2.2$Linux_X86_64 LibreOffice_project/00m0$Build-2</meta:generator>
    <dc:date>2015-11-15T11:31:27.289397738</dc:date>
    <meta:document-statistic meta:object-count="38"/>
  </office:meta>
</office:document-meta>
</file>